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4.649cm" fo:margin-left="0.018cm" style:page-number="auto" table:align="left" style:writing-mode="lr-tb"/>
    </style:style>
    <style:style style:name="Tabelle1.A" style:family="table-column">
      <style:table-column-properties style:column-width="3.784cm"/>
    </style:style>
    <style:style style:name="Tabelle1.B" style:family="table-column">
      <style:table-column-properties style:column-width="10.86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0pt" officeooo:paragraph-rsid="000e71c4" style:font-size-asian="10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10pt" officeooo:rsid="000e71c4" officeooo:paragraph-rsid="000e71c4" style:font-size-asian="10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officeooo:rsid="0010de69" officeooo:paragraph-rsid="0010de69" style:font-size-asian="10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0pt" officeooo:rsid="000f1829" officeooo:paragraph-rsid="000f1829" style:font-size-asian="10pt" style:font-name-complex="Arial"/>
    </style:style>
    <style:style style:name="P7" style:family="paragraph" style:parent-style-name="Standard">
      <style:text-properties style:font-name="Arial" fo:font-size="10pt" officeooo:rsid="00112895" officeooo:paragraph-rsid="00112895" style:font-size-asian="10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10pt" officeooo:rsid="00112895" officeooo:paragraph-rsid="00112895" style:font-size-asian="10pt" style:font-name-complex="Arial"/>
    </style:style>
    <style:style style:name="P9" style:family="paragraph" style:parent-style-name="Standard">
      <style:text-properties style:font-name="Arial" fo:font-size="10pt" officeooo:rsid="0012d98c" officeooo:paragraph-rsid="0012d98c" style:font-size-asian="10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10pt" officeooo:rsid="0012d98c" officeooo:paragraph-rsid="0012d98c" style:font-size-asian="10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10pt" officeooo:rsid="00222004" officeooo:paragraph-rsid="0013335b" style:font-size-asian="10pt" style:font-name-complex="Arial"/>
    </style:style>
    <style:style style:name="T1" style:family="text">
      <style:text-properties officeooo:rsid="000e71c4"/>
    </style:style>
    <style:style style:name="T2" style:family="text">
      <style:text-properties officeooo:rsid="0010de69"/>
    </style:style>
    <style:style style:name="T3" style:family="text">
      <style:text-properties officeooo:rsid="00112895"/>
    </style:style>
    <style:style style:name="T4" style:family="text">
      <style:text-properties officeooo:rsid="0012d9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">Anwendungsfall-Spezifikation (OEP-6)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2">Nr, Name</text:p>
          </table:table-cell>
          <table:table-cell table:style-name="Tabelle1.B2" office:value-type="string">
            <text:p text:style-name="P4">Fahrt anbieten</text:p>
          </table:table-cell>
        </table:table-row>
        <table:table-row table:style-name="Tabelle1.1">
          <table:table-cell table:style-name="Tabelle1.A3" office:value-type="string">
            <text:p text:style-name="P2">Kurzbeschreibung</text:p>
          </table:table-cell>
          <table:table-cell table:style-name="Tabelle1.B3" office:value-type="string">
            <text:p text:style-name="P4">Erfordert Login.</text:p>
            <text:p text:style-name="P3"><text:span text:style-name="T1">Zu einem Event kann derjenige Benutzer eine Fahrtmöglichkeit für andere Eventteilnehmer anbieten, der ein Fahrzeug und noch freie Sitzplätze zur Verfügung hat. </text:span><text:span text:style-name="T2">Die Fahrten werden den Events einzeln zugeordnet, so dass es dort nicht zu Verwechslungen kommen kann. </text:span></text:p>
            <text:p text:style-name="P5">Abbruch erfolgt durch die Schließung des Fahrtendialogs <text:span text:style-name="T4">oder Logout.</text:span></text:p>
          </table:table-cell>
        </table:table-row>
        <table:table-row table:style-name="Tabelle1.1">
          <table:table-cell table:style-name="Tabelle1.A4" office:value-type="string">
            <text:p text:style-name="P2">Akteure</text:p>
          </table:table-cell>
          <table:table-cell table:style-name="Tabelle1.B4" office:value-type="string">
            <text:p text:style-name="P4">Benutzer, Transportunternehmer</text:p>
          </table:table-cell>
        </table:table-row>
        <table:table-row table:style-name="Tabelle1.1">
          <table:table-cell table:style-name="Tabelle1.A5" office:value-type="string">
            <text:p text:style-name="P2">Auslöser</text:p>
          </table:table-cell>
          <table:table-cell table:style-name="Tabelle1.B5" office:value-type="string">
            <text:p text:style-name="P6">Öffnung des Fahrtendialogs aus der Eventansicht heraus</text:p>
          </table:table-cell>
        </table:table-row>
        <table:table-row table:style-name="Tabelle1.1">
          <table:table-cell table:style-name="Tabelle1.A6" office:value-type="string">
            <text:p text:style-name="P2">Vorbedingungen</text:p>
          </table:table-cell>
          <table:table-cell table:style-name="Tabelle1.B6" office:value-type="string">
            <text:p text:style-name="P6">Login</text:p>
          </table:table-cell>
        </table:table-row>
        <table:table-row table:style-name="Tabelle1.1">
          <table:table-cell table:style-name="Tabelle1.A7" office:value-type="string">
            <text:p text:style-name="P2">Eingehende </text:p>
            <text:p text:style-name="P2">Informationen</text:p>
          </table:table-cell>
          <table:table-cell table:style-name="Tabelle1.B7" office:value-type="string">
            <text:p text:style-name="P6">Texteingaben wie Abfahrtzeit und -ort, Ankuftszeit und -ort, evtl. Fahrzeugmodell, die Kontaktnummer und Anzahl an Plätzen</text:p>
          </table:table-cell>
        </table:table-row>
        <table:table-row table:style-name="Tabelle1.1">
          <table:table-cell table:style-name="Tabelle1.A8" office:value-type="string">
            <text:p text:style-name="P2">Ergebnisse</text:p>
          </table:table-cell>
          <table:table-cell table:style-name="Tabelle1.B8" office:value-type="string">
            <text:p text:style-name="P5">Fahrt wird zu den Fahrtangeboten hinzugefügt</text:p>
          </table:table-cell>
        </table:table-row>
        <table:table-row table:style-name="Tabelle1.1">
          <table:table-cell table:style-name="Tabelle1.A9" office:value-type="string">
            <text:p text:style-name="P2">Nachbedingungen</text:p>
            <text:p text:style-name="P2">bei Erfolg</text:p>
          </table:table-cell>
          <table:table-cell table:style-name="Tabelle1.B9" office:value-type="string">
            <text:p text:style-name="P5">Dialog schließt sich und Fahrt wird als Angebot im Fahrtendialog des Events angezeigt.</text:p>
          </table:table-cell>
        </table:table-row>
        <table:table-row table:style-name="Tabelle1.1">
          <table:table-cell table:style-name="Tabelle1.A10" office:value-type="string">
            <text:p text:style-name="P2">Nachbedingungen </text:p>
            <text:p text:style-name="P2">bei Misserfolg/Abbruch</text:p>
          </table:table-cell>
          <table:table-cell table:style-name="Tabelle1.B10" office:value-type="string">
            <text:p text:style-name="P5">Dialog schließt sich und Rückkehr zum Fahrtendialog ohne eine Veränderung</text:p>
          </table:table-cell>
        </table:table-row>
        <table:table-row table:style-name="Tabelle1.1">
          <table:table-cell table:style-name="Tabelle1.A11" office:value-type="string">
            <text:p text:style-name="P2">Interaktions-Ablauf</text:p>
            <text:p text:style-name="P2">Im Hauptszenario</text:p>
            <text:p text:style-name="P2"/>
          </table:table-cell>
          <table:table-cell table:style-name="Tabelle1.B11" office:value-type="string">
            <text:p text:style-name="P2">1.<text:span text:style-name="T2"> In der Eventdetail-Ansicht auf „Fahrtmöglichkeiten“ klicken</text:span></text:p>
            <text:p text:style-name="P2">2. <text:span text:style-name="T3">im sich öffnenden Fenster „Fahrt anbieten“ auswählen und bestätigen</text:span></text:p>
            <text:p text:style-name="P2">3. <text:span text:style-name="T3">die Fahrtinformationen eingeben (alle Informationen sind notwendig)</text:span></text:p>
            <text:p text:style-name="P7">4. „Speichern“ auswählen</text:p>
            <text:p text:style-name="P9">5. Abbruch durch Schließen der Dialogs oder Logout.</text:p>
          </table:table-cell>
        </table:table-row>
        <table:table-row table:style-name="Tabelle1.1">
          <table:table-cell table:style-name="Tabelle1.A12" office:value-type="string">
            <text:p text:style-name="P2">Ablaufvarianten</text:p>
          </table:table-cell>
          <table:table-cell table:style-name="Tabelle1.B12" office:value-type="string">
            <text:p text:style-name="P7">Keine</text:p>
          </table:table-cell>
        </table:table-row>
        <table:table-row table:style-name="Tabelle1.1">
          <table:table-cell table:style-name="Tabelle1.A13" office:value-type="string">
            <text:p text:style-name="P2">Enthaltene AF-Fragmente</text:p>
          </table:table-cell>
          <table:table-cell table:style-name="Tabelle1.B13" office:value-type="string">
            <text:p text:style-name="P10">Login</text:p>
          </table:table-cell>
        </table:table-row>
        <table:table-row table:style-name="Tabelle1.1">
          <table:table-cell table:style-name="Tabelle1.A14" office:value-type="string">
            <text:p text:style-name="P2">Erweiternde AF-Fragmente</text:p>
          </table:table-cell>
          <table:table-cell table:style-name="Tabelle1.B14" office:value-type="string">
            <text:p text:style-name="P8">Keine</text:p>
          </table:table-cell>
        </table:table-row>
        <table:table-row table:style-name="Tabelle1.1">
          <table:table-cell table:style-name="Tabelle1.A15" office:value-type="string">
            <text:p text:style-name="P2">Ansprechpartner</text:p>
          </table:table-cell>
          <table:table-cell table:style-name="Tabelle1.B15" office:value-type="string">
            <text:p text:style-name="P8">Frau Konkol</text:p>
          </table:table-cell>
        </table:table-row>
        <table:table-row table:style-name="Tabelle1.1">
          <table:table-cell table:style-name="Tabelle1.A16" office:value-type="string">
            <text:p text:style-name="P2">Risiko</text:p>
          </table:table-cell>
          <table:table-cell table:style-name="Tabelle1.B16" office:value-type="string">
            <text:p text:style-name="P8">Mittel</text:p>
          </table:table-cell>
        </table:table-row>
        <table:table-row table:style-name="Tabelle1.1">
          <table:table-cell table:style-name="Tabelle1.A17" office:value-type="string">
            <text:p text:style-name="P2">Priorität</text:p>
          </table:table-cell>
          <table:table-cell table:style-name="Tabelle1.B17" office:value-type="string">
            <text:p text:style-name="P8">Hoch</text:p>
          </table:table-cell>
        </table:table-row>
        <table:table-row table:style-name="Tabelle1.1">
          <table:table-cell table:style-name="Tabelle1.A18" office:value-type="string">
            <text:p text:style-name="P2">Stabilität</text:p>
          </table:table-cell>
          <table:table-cell table:style-name="Tabelle1.B18" office:value-type="string">
            <text:p text:style-name="P11">Änderungen in den Anforderungen erwart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wendungsfall-Spezifikation (OEP-6)</dc:title>
    <meta:initial-creator>Ilse Schmiedecke</meta:initial-creator>
    <meta:creation-date>2008-04-22T00:03:00</meta:creation-date>
    <dc:date>2013-05-10T18:31:40.10</dc:date>
    <meta:editing-cycles>8</meta:editing-cycles>
    <meta:editing-duration>P2171DT9H59M50S</meta:editing-duration>
    <meta:generator>LibreOffice/4.0.2.2$Windows_x86 LibreOffice_project/4c82dcdd6efcd48b1d8bba66bfe1989deee49c3</meta:generator>
    <meta:document-statistic meta:table-count="1" meta:image-count="0" meta:object-count="0" meta:page-count="1" meta:paragraph-count="45" meta:word-count="183" meta:character-count="1451" meta:non-whitespace-character-count="1310"/>
  </office:meta>
</office:document-meta>
</file>